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A0000016198FCFC4C6025037C.png" manifest:media-type="image/png"/>
  <manifest:file-entry manifest:full-path="Pictures/100000000000011A000001612703B4AE75123D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3673in" svg:y="0.1673in" svg:width="1.4055in" svg:height="1.7598in" draw:z-index="1"><draw:image xlink:href="Pictures/100000000000011A0000016198FCFC4C6025037C.png" xlink:type="simple" xlink:show="embed" xlink:actuate="onLoad" loext:mime-type="image/png"/></draw:frame><draw:frame draw:style-name="fr1" draw:name="Image3" text:anchor-type="paragraph" svg:x="2.322in" svg:y="0.0984in" svg:width="1.3953in" svg:height="1.7465in" draw:z-index="2"><draw:image xlink:href="Pictures/100000000000011A000001612703B4AE75123DCE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2" text:anchor-type="paragraph" svg:x="2.322in" svg:y="0.0984in" svg:width="1.3953in" svg:height="1.7465in" draw:z-index="3"><draw:image xlink:href="Pictures/100000000000011A000001612703B4AE75123DCE.png" xlink:type="simple" xlink:show="embed" xlink:actuate="onLoad" loext:mime-type="image/png"/></draw:frame><draw:frame draw:style-name="fr1" draw:name="Image4" text:anchor-type="paragraph" svg:x="0.3673in" svg:y="0.1673in" svg:width="1.4055in" svg:height="1.7598in" draw:z-index="12"><draw:image xlink:href="Pictures/100000000000011A0000016198FCFC4C6025037C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9" text:anchor-type="paragraph" svg:x="2.322in" svg:y="0.0984in" svg:width="1.3953in" svg:height="1.7465in" draw:z-index="7"><draw:image xlink:href="Pictures/100000000000011A000001612703B4AE75123DCE.png" xlink:type="simple" xlink:show="embed" xlink:actuate="onLoad" loext:mime-type="image/png"/></draw:frame><draw:frame draw:style-name="fr1" draw:name="Image2" text:anchor-type="paragraph" svg:x="0.3673in" svg:y="0.1673in" svg:width="1.4055in" svg:height="1.7598in" draw:z-index="11"><draw:image xlink:href="Pictures/100000000000011A0000016198FCFC4C6025037C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13" text:anchor-type="paragraph" svg:x="2.322in" svg:y="0.0984in" svg:width="1.3953in" svg:height="1.7465in" draw:z-index="4"><draw:image xlink:href="Pictures/100000000000011A000001612703B4AE75123DCE.png" xlink:type="simple" xlink:show="embed" xlink:actuate="onLoad" loext:mime-type="image/png"/></draw:frame><draw:frame draw:style-name="fr1" draw:name="Image5" text:anchor-type="paragraph" svg:x="0.3673in" svg:y="0.1673in" svg:width="1.4055in" svg:height="1.7598in" draw:z-index="13"><draw:image xlink:href="Pictures/100000000000011A0000016198FCFC4C6025037C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5" text:anchor-type="paragraph" svg:x="2.322in" svg:y="0.0984in" svg:width="1.3953in" svg:height="1.7465in" draw:z-index="6"><draw:image xlink:href="Pictures/100000000000011A000001612703B4AE75123DCE.png" xlink:type="simple" xlink:show="embed" xlink:actuate="onLoad" loext:mime-type="image/png"/></draw:frame><draw:frame draw:style-name="fr1" draw:name="Image7" text:anchor-type="paragraph" svg:x="0.3673in" svg:y="0.1673in" svg:width="1.4055in" svg:height="1.7598in" draw:z-index="15"><draw:image xlink:href="Pictures/100000000000011A0000016198FCFC4C6025037C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14" text:anchor-type="paragraph" svg:x="2.322in" svg:y="0.0984in" svg:width="1.3953in" svg:height="1.7465in" draw:z-index="5"><draw:image xlink:href="Pictures/100000000000011A000001612703B4AE75123DCE.png" xlink:type="simple" xlink:show="embed" xlink:actuate="onLoad" loext:mime-type="image/png"/></draw:frame><draw:frame draw:style-name="fr1" draw:name="Image6" text:anchor-type="paragraph" svg:x="0.3673in" svg:y="0.1673in" svg:width="1.4055in" svg:height="1.7598in" draw:z-index="14"><draw:image xlink:href="Pictures/100000000000011A0000016198FCFC4C6025037C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20" text:anchor-type="paragraph" svg:x="2.322in" svg:y="0.0984in" svg:width="1.3953in" svg:height="1.7465in" draw:z-index="8"><draw:image xlink:href="Pictures/100000000000011A000001612703B4AE75123DCE.png" xlink:type="simple" xlink:show="embed" xlink:actuate="onLoad" loext:mime-type="image/png"/></draw:frame><draw:frame draw:style-name="fr1" draw:name="Image9" text:anchor-type="paragraph" svg:x="0.3673in" svg:y="0.1673in" svg:width="1.4055in" svg:height="1.7598in" draw:z-index="17"><draw:image xlink:href="Pictures/100000000000011A0000016198FCFC4C6025037C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16" text:anchor-type="paragraph" svg:x="2.1972in" svg:y="0.0811in" svg:width="1.4591in" svg:height="1.8264in" draw:z-index="0"><draw:image xlink:href="Pictures/100000000000011A000001612703B4AE75123DCE.png" xlink:type="simple" xlink:show="embed" xlink:actuate="onLoad" loext:mime-type="image/png"/></draw:frame><draw:frame draw:style-name="fr1" draw:name="Image8" text:anchor-type="paragraph" svg:x="0.3673in" svg:y="0.1673in" svg:width="1.4055in" svg:height="1.7598in" draw:z-index="16"><draw:image xlink:href="Pictures/100000000000011A0000016198FCFC4C6025037C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17" text:anchor-type="paragraph" svg:x="2.322in" svg:y="0.0984in" svg:width="1.3953in" svg:height="1.7465in" draw:z-index="9"><draw:image xlink:href="Pictures/100000000000011A000001612703B4AE75123DCE.png" xlink:type="simple" xlink:show="embed" xlink:actuate="onLoad" loext:mime-type="image/png"/></draw:frame><draw:frame draw:style-name="fr1" draw:name="Image10" text:anchor-type="paragraph" svg:x="0.3673in" svg:y="0.1673in" svg:width="1.4055in" svg:height="1.7598in" draw:z-index="18"><draw:image xlink:href="Pictures/100000000000011A0000016198FCFC4C6025037C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8" text:anchor-type="paragraph" svg:x="2.322in" svg:y="0.0984in" svg:width="1.3953in" svg:height="1.7465in" draw:z-index="10"><draw:image xlink:href="Pictures/100000000000011A000001612703B4AE75123DCE.png" xlink:type="simple" xlink:show="embed" xlink:actuate="onLoad" loext:mime-type="image/png"/></draw:frame><draw:frame draw:style-name="fr1" draw:name="Image11" text:anchor-type="paragraph" svg:x="0.3673in" svg:y="0.1673in" svg:width="1.4055in" svg:height="1.7598in" draw:z-index="19"><draw:image xlink:href="Pictures/100000000000011A0000016198FCFC4C6025037C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9-01-18T20:13:41.107000000</meta:print-date>
    <dc:date>2019-03-04T08:21:26.477000000</dc:date>
    <meta:editing-cycles>36</meta:editing-cycles>
    <dc:subject>Avery Dennison Template</dc:subject>
    <dc:title>Avery Dennison Template</dc:title>
    <meta:editing-duration>P3DT18H17M49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